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A000001CEB285C91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font-size="26pt"/>
    </style:style>
    <style:style style:name="T1" style:family="text">
      <style:text-properties fo:font-size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draw:frame presentation:style-name="pr1" draw:layer="layout" svg:width="25.199cm" svg:height="3.507cm" svg:x="1.4cm" svg:y="0.837cm" presentation:class="title">
          <draw:text-box>
            <text:p>Loading 3D models</text:p>
          </draw:text-box>
        </draw:frame>
        <draw:frame draw:style-name="gr1" draw:text-style-name="P1" draw:layer="layout" svg:width="19.748cm" svg:height="14.237cm" svg:x="3.81cm" svg:y="4.445cm">
          <draw:image xlink:href="Pictures/100000000000024A000001CEB285C9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7cm" svg:x="1.4cm" svg:y="0.837cm" presentation:class="title">
          <draw:text-box>
            <text:p>*.obj files</text:p>
          </draw:text-box>
        </draw:frame>
        <draw:frame presentation:style-name="pr3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<text:span text:style-name="T1">Geometric vertices (v -0.587239 8.097115 -0.797167)</text:span></text:p>
              </text:list-item>
              <text:list-item>
                <text:p text:style-name="P2"><text:span text:style-name="T1">Texture vertices (vt 0.025000 0.500000)</text:span></text:p>
              </text:list-item>
              <text:list-item>
                <text:p text:style-name="P2"><text:span text:style-name="T1">Vertex normals (vn 0.624564 -0.235630 -0.744580)</text:span></text:p>
              </text:list-item>
              <text:list-item>
                <text:p text:style-name="P2"><text:span text:style-name="T1">Polygons (f 1/1/1 2/2/2 4/4/3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frame presentation:style-name="pr1" draw:layer="layout" svg:width="25.199cm" svg:height="3.507cm" svg:x="1.4cm" svg:y="0.837cm" presentation:class="title">
          <draw:text-box>
            <text:p>Demonstration..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1-03T16:27:10</meta:creation-date>
    <meta:editing-duration>PT00H22M17S</meta:editing-duration>
    <meta:editing-cycles>6</meta:editing-cycles>
    <dc:date>2008-11-03T16:49:15</dc:date>
    <meta:generator>OpenOffice.org/3.0$Unix OpenOffice.org_project/300m9$Build-9358</meta:generator>
    <meta:document-statistic meta:object-count="32"/>
  </office:meta>
</office:document-meta>
</file>